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addChildElement( Element element , String name , Object tex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getBuil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FirstChildElement(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createQName( Element element , String qualifie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Util.DOM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Util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copyAttributes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as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moveContent( Element from , Element t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NextSiblingElement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asIndentedXM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QName( 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Util.releaseBuilder( Document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recursiveGetAttributeValue( Element element , String attribut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